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52mm" fo:break-before="auto" style:use-optimal-row-height="false"/>
    </style:style>
    <style:style style:name="ro3" style:family="table-row">
      <style:table-row-properties style:row-height="7.96mm" fo:break-before="auto" style:use-optimal-row-height="false"/>
    </style:style>
    <style:style style:name="ro4" style:family="table-row">
      <style:table-row-properties style:row-height="8.87mm" fo:break-before="auto" style:use-optimal-row-height="false"/>
    </style:style>
    <style:style style:name="ro5" style:family="table-row">
      <style:table-row-properties style:row-height="7.96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9f5f5f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5f9e9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5f9e9f"/>
      <style:text-properties fo:color="#000000"/>
    </style:style>
    <style:style style:name="ce6" style:family="table-cell" style:parent-style-name="Default" style:data-style-name="N109"/>
    <style:style style:name="ce7" style:family="table-cell" style:parent-style-name="Default" style:data-style-name="N109">
      <style:table-cell-properties fo:background-color="#9f5f5f"/>
    </style:style>
    <style:style style:name="ce8" style:family="table-cell" style:parent-style-name="Default" style:data-style-name="N109">
      <style:table-cell-properties fo:background-color="#00ffff"/>
    </style:style>
    <style:style style:name="ce9" style:family="table-cell" style:parent-style-name="Default" style:data-style-name="N109">
      <style:table-cell-properties fo:background-color="#5f9e9f"/>
    </style:style>
    <style:style style:name="ce10" style:family="table-cell" style:parent-style-name="Default" style:data-style-name="N109">
      <style:table-cell-properties fo:background-color="#ff0000"/>
    </style:style>
    <style:style style:name="ce11" style:family="table-cell" style:parent-style-name="Default" style:data-style-name="N109">
      <style:table-cell-properties fo:background-color="#5f9e9f"/>
      <style:text-properties fo:color="#000000"/>
    </style:style>
    <style:style style:name="ce12" style:family="table-cell" style:parent-style-name="Default">
      <style:table-cell-properties fo:background-color="#9f5f5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5f9e9f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5f9e9f" style:text-align-source="fix" style:repeat-content="false" style:vertical-align="middle"/>
      <style:paragraph-properties fo:text-align="center"/>
      <style:text-properties fo:color="#000000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18" style:family="table-cell" style:parent-style-name="Default">
      <style:table-cell-properties fo:border="0.74pt solid #000000"/>
    </style:style>
    <style:style style:name="ce19" style:family="table-cell" style:parent-style-name="Default" style:data-style-name="N110">
      <style:table-cell-properties fo:border="0.74pt solid #000000"/>
    </style:style>
    <style:style style:name="ce20" style:family="table-cell" style:parent-style-name="Default" style:data-style-name="N10000">
      <style:table-cell-properties fo:border="0.74pt solid #000000"/>
    </style:style>
    <style:style style:name="ce21" style:family="table-cell" style:parent-style-name="Default" style:data-style-name="N130">
      <style:table-cell-properties fo:border="0.74pt solid #000000"/>
    </style:style>
    <style:style style:name="ce22" style:family="table-cell" style:parent-style-name="Default" style:data-style-name="N109">
      <style:table-cell-properties fo:border="0.74pt solid #000000"/>
    </style:style>
    <style:style style:name="ce23" style:family="table-cell" style:parent-style-name="Default">
      <style:table-cell-properties fo:wrap-option="wrap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oto Sans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0.01mm" svg:height="90.02mm" svg:x="90.6mm" svg:y="3.9mm">
            <loext:p draw:notify-on-update-of-ranges="Sheet1.A1:Sheet1.A1 Sheet1.A2:Sheet1.A49 Sheet1.B1:Sheet1.B1 Sheet1.B2:Sheet1.B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f(x)</text:p>
          </table:table-cell>
          <table:table-cell table:number-columns-repeated="2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-0.19+0.63*[.A2]-4.28*SIN(1.15*[.A2])" office:value-type="float" office:value="-10.6452656655475" calcext:value-type="float">
            <text:p>-10.6453</text:p>
          </table:table-cell>
          <table:table-cell table:number-columns-repeated="2"/>
        </table:table-row>
        <table:table-row table:style-name="ro1">
          <table:table-cell office:value-type="float" office:value="-13.5" calcext:value-type="float">
            <text:p>-13.5</text:p>
          </table:table-cell>
          <table:table-cell table:formula="of:=-0.19+0.63*[.A3]-4.28*SIN(1.15*[.A3])" office:value-type="float" office:value="-7.91627892836399" calcext:value-type="float">
            <text:p>-7.9163</text:p>
          </table:table-cell>
          <table:table-cell table:number-columns-repeated="2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-0.19+0.63*[.A4]-4.28*SIN(1.15*[.A4])" office:value-type="float" office:value="-5.43774087635304" calcext:value-type="float">
            <text:p>-5.4377</text:p>
          </table:table-cell>
          <table:table-cell table:number-columns-repeated="2"/>
        </table:table-row>
        <table:table-row table:style-name="ro1">
          <table:table-cell table:style-name="ce1" office:value-type="float" office:value="-12.5" calcext:value-type="float">
            <text:p>-12.5</text:p>
          </table:table-cell>
          <table:table-cell table:style-name="ce7" table:formula="of:=-0.19+0.63*[.A5]-4.28*SIN(1.15*[.A5])" office:value-type="float" office:value="-3.90547865505308" calcext:value-type="float">
            <text:p>-3.9055</text:p>
          </table:table-cell>
          <table:table-cell table:style-name="ce12" office:value-type="string" calcext:value-type="string" table:number-columns-spanned="2" table:number-rows-spanned="1">
            <text:p>Локальный максимум</text:p>
          </table:table-cell>
          <table:covered-table-cell table:style-name="ce1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-0.19+0.63*[.A6]-4.28*SIN(1.15*[.A6])" office:value-type="float" office:value="-3.71098253477923" calcext:value-type="float">
            <text:p>-3.7110</text:p>
          </table:table-cell>
          <table:table-cell table:number-columns-repeated="2"/>
        </table:table-row>
        <table:table-row table:style-name="ro1">
          <table:table-cell office:value-type="float" office:value="-11.5" calcext:value-type="float">
            <text:p>-11.5</text:p>
          </table:table-cell>
          <table:table-cell table:formula="of:=-0.19+0.63*[.A7]-4.28*SIN(1.15*[.A7])" office:value-type="float" office:value="-4.81549661263522" calcext:value-type="float">
            <text:p>-4.8155</text:p>
          </table:table-cell>
          <table:table-cell table:number-columns-repeated="2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-0.19+0.63*[.A8]-4.28*SIN(1.15*[.A8])" office:value-type="float" office:value="-6.76248330753807" calcext:value-type="float">
            <text:p>-6.7625</text:p>
          </table:table-cell>
          <table:table-cell table:number-columns-repeated="2"/>
        </table:table-row>
        <table:table-row table:style-name="ro1">
          <table:table-cell office:value-type="float" office:value="-10.5" calcext:value-type="float">
            <text:p>-10.5</text:p>
          </table:table-cell>
          <table:table-cell table:formula="of:=-0.19+0.63*[.A9]-4.28*SIN(1.15*[.A9])" office:value-type="float" office:value="-8.82445287476288" calcext:value-type="float">
            <text:p>-8.8245</text:p>
          </table:table-cell>
          <table:table-cell table:number-columns-repeated="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-0.19+0.63*[.A10]-4.28*SIN(1.15*[.A10])" office:value-type="float" office:value="-10.2369353076665" calcext:value-type="float">
            <text:p>-10.2369</text:p>
          </table:table-cell>
          <table:table-cell table:number-columns-repeated="2"/>
        </table:table-row>
        <table:table-row table:style-name="ro1">
          <table:table-cell table:style-name="ce2" office:value-type="float" office:value="-9.5" calcext:value-type="float">
            <text:p>-9.5</text:p>
          </table:table-cell>
          <table:table-cell table:style-name="ce8" table:formula="of:=-0.19+0.63*[.A11]-4.28*SIN(1.15*[.A11])" office:value-type="float" office:value="-10.4443456609609" calcext:value-type="float">
            <text:p>-10.4443</text:p>
          </table:table-cell>
          <table:table-cell table:style-name="ce13" office:value-type="string" calcext:value-type="string" table:number-columns-spanned="2" table:number-rows-spanned="1">
            <text:p>Глобальный минимум</text:p>
          </table:table-cell>
          <table:covered-table-cell table:style-name="ce2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-0.19+0.63*[.A12]-4.28*SIN(1.15*[.A12])" office:value-type="float" office:value="-9.27866872243628" calcext:value-type="float">
            <text:p>-9.2787</text:p>
          </table:table-cell>
          <table:table-cell table:number-columns-repeated="2"/>
        </table:table-row>
        <table:table-row table:style-name="ro1">
          <table:table-cell office:value-type="float" office:value="-8.5" calcext:value-type="float">
            <text:p>-8.5</text:p>
          </table:table-cell>
          <table:table-cell table:formula="of:=-0.19+0.63*[.A13]-4.28*SIN(1.15*[.A13])" office:value-type="float" office:value="-7.01349529182869" calcext:value-type="float">
            <text:p>-7.0135</text:p>
          </table:table-cell>
          <table:table-cell table:number-columns-repeated="2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-0.19+0.63*[.A14]-4.28*SIN(1.15*[.A14])" office:value-type="float" office:value="-4.27603116765094" calcext:value-type="float">
            <text:p>-4.2760</text:p>
          </table:table-cell>
          <table:table-cell table:number-columns-repeated="2"/>
        </table:table-row>
        <table:table-row table:style-name="ro1">
          <table:table-cell office:value-type="float" office:value="-7.5" calcext:value-type="float">
            <text:p>-7.5</text:p>
          </table:table-cell>
          <table:table-cell table:formula="of:=-0.19+0.63*[.A15]-4.28*SIN(1.15*[.A15])" office:value-type="float" office:value="-1.84537810645821" calcext:value-type="float">
            <text:p>-1.8454</text:p>
          </table:table-cell>
          <table:table-cell table:number-columns-repeated="2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-0.19+0.63*[.A16]-4.28*SIN(1.15*[.A16])" office:value-type="float" office:value="-0.401962703544689" calcext:value-type="float">
            <text:p>-0.4020</text:p>
          </table:table-cell>
          <table:table-cell table:number-columns-repeated="2"/>
        </table:table-row>
        <table:table-row table:style-name="ro1">
          <table:table-cell table:style-name="ce1" office:value-type="float" office:value="-6.5" calcext:value-type="float">
            <text:p>-6.5</text:p>
          </table:table-cell>
          <table:table-cell table:style-name="ce7" table:formula="of:=-0.19+0.63*[.A17]-4.28*SIN(1.15*[.A17])" office:value-type="float" office:value="-0.308700724621571" calcext:value-type="float">
            <text:p>-0.3087</text:p>
          </table:table-cell>
          <table:table-cell table:style-name="ce12" office:value-type="string" calcext:value-type="string" table:number-columns-spanned="2" table:number-rows-spanned="1">
            <text:p>Локальный максимум</text:p>
          </table:table-cell>
          <table:covered-table-cell table:style-name="ce1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-0.19+0.63*[.A18]-4.28*SIN(1.15*[.A18])" office:value-type="float" office:value="-1.49427780841851" calcext:value-type="float">
            <text:p>-1.4943</text:p>
          </table:table-cell>
          <table:table-cell table:number-columns-repeated="2"/>
        </table:table-row>
        <table:table-row table:style-name="ro1">
          <table:table-cell office:value-type="float" office:value="-5.5" calcext:value-type="float">
            <text:p>-5.5</text:p>
          </table:table-cell>
          <table:table-cell table:formula="of:=-0.19+0.63*[.A19]-4.28*SIN(1.15*[.A19])" office:value-type="float" office:value="-3.47608526316407" calcext:value-type="float">
            <text:p>-3.4761</text:p>
          </table:table-cell>
          <table:table-cell table:number-columns-repeated="2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-0.19+0.63*[.A20]-4.28*SIN(1.15*[.A20])" office:value-type="float" office:value="-5.51543445169683" calcext:value-type="float">
            <text:p>-5.5154</text:p>
          </table:table-cell>
          <table:table-cell table:number-columns-repeated="2"/>
        </table:table-row>
        <table:table-row table:style-name="ro1">
          <table:table-cell office:value-type="float" office:value="-4.5" calcext:value-type="float">
            <text:p>-4.5</text:p>
          </table:table-cell>
          <table:table-cell table:formula="of:=-0.19+0.63*[.A21]-4.28*SIN(1.15*[.A21])" office:value-type="float" office:value="-6.85513042940528" calcext:value-type="float">
            <text:p>-6.8551</text:p>
          </table:table-cell>
          <table:table-cell table:number-columns-repeated="2"/>
        </table:table-row>
        <table:table-row table:style-name="ro1">
          <table:table-cell table:style-name="ce3" office:value-type="float" office:value="-4" calcext:value-type="float">
            <text:p>-4</text:p>
          </table:table-cell>
          <table:table-cell table:style-name="ce9" table:formula="of:=-0.19+0.63*[.A22]-4.28*SIN(1.15*[.A22])" office:value-type="float" office:value="-6.96299749555123" calcext:value-type="float">
            <text:p>-6.9630</text:p>
          </table:table-cell>
          <table:table-cell table:style-name="ce14" office:value-type="string" calcext:value-type="string" table:number-columns-spanned="2" table:number-rows-spanned="1">
            <text:p>Локальный минимум</text:p>
          </table:table-cell>
          <table:covered-table-cell table:style-name="ce3"/>
        </table:table-row>
        <table:table-row table:style-name="ro1">
          <table:table-cell office:value-type="float" office:value="-3.5" calcext:value-type="float">
            <text:p>-3.5</text:p>
          </table:table-cell>
          <table:table-cell table:formula="of:=-0.19+0.63*[.A23]-4.28*SIN(1.15*[.A23])" office:value-type="float" office:value="-5.70303509155654" calcext:value-type="float">
            <text:p>-5.7030</text:p>
          </table:table-cell>
          <table:table-cell table:number-columns-repeated="2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-0.19+0.63*[.A24]-4.28*SIN(1.15*[.A24])" office:value-type="float" office:value="-3.37915767439208" calcext:value-type="float">
            <text:p>-3.3792</text:p>
          </table:table-cell>
          <table:table-cell table:number-columns-repeated="2"/>
        </table:table-row>
        <table:table-row table:style-name="ro1">
          <table:table-cell office:value-type="float" office:value="-2.5" calcext:value-type="float">
            <text:p>-2.5</text:p>
          </table:table-cell>
          <table:table-cell table:formula="of:=-0.19+0.63*[.A25]-4.28*SIN(1.15*[.A25])" office:value-type="float" office:value="-0.637451148404559" calcext:value-type="float">
            <text:p>-0.6375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-0.19+0.63*[.A26]-4.28*SIN(1.15*[.A26])" office:value-type="float" office:value="1.74161830811636" calcext:value-type="float">
            <text:p>1.7416</text:p>
          </table:table-cell>
          <table:table-cell table:number-columns-repeated="2"/>
        </table:table-row>
        <table:table-row table:style-name="ro1">
          <table:table-cell table:style-name="ce1" office:value-type="float" office:value="-1.5" calcext:value-type="float">
            <text:p>-1.5</text:p>
          </table:table-cell>
          <table:table-cell table:style-name="ce7" table:formula="of:=-0.19+0.63*[.A27]-4.28*SIN(1.15*[.A27])" office:value-type="float" office:value="3.09421418127673" calcext:value-type="float">
            <text:p>3.0942</text:p>
          </table:table-cell>
          <table:table-cell table:style-name="ce12" office:value-type="string" calcext:value-type="string" table:number-columns-spanned="2" table:number-rows-spanned="1">
            <text:p>Локальный максимум</text:p>
          </table:table-cell>
          <table:covered-table-cell table:style-name="ce1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-0.19+0.63*[.A28]-4.28*SIN(1.15*[.A28])" office:value-type="float" office:value="3.08662966431503" calcext:value-type="float">
            <text:p>3.0866</text:p>
          </table:table-cell>
          <table:table-cell table:number-columns-repeated="2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formula="of:=-0.19+0.63*[.A29]-4.28*SIN(1.15*[.A29])" office:value-type="float" office:value="1.82261290412599" calcext:value-type="float">
            <text:p>1.82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0.19+0.63*[.A30]-4.28*SIN(1.15*[.A30])" office:value-type="float" office:value="-0.19" calcext:value-type="float">
            <text:p>-0.190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-0.19+0.63*[.A31]-4.28*SIN(1.15*[.A31])" office:value-type="float" office:value="-2.20261290412599" calcext:value-type="float">
            <text:p>-2.202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0.19+0.63*[.A32]-4.28*SIN(1.15*[.A32])" office:value-type="float" office:value="-3.46662966431503" calcext:value-type="float">
            <text:p>-3.4666</text:p>
          </table:table-cell>
          <table:table-cell table:number-columns-repeated="2"/>
        </table:table-row>
        <table:table-row table:style-name="ro1">
          <table:table-cell table:style-name="ce3" office:value-type="float" office:value="1.5" calcext:value-type="float">
            <text:p>1.5</text:p>
          </table:table-cell>
          <table:table-cell table:style-name="ce9" table:formula="of:=-0.19+0.63*[.A33]-4.28*SIN(1.15*[.A33])" office:value-type="float" office:value="-3.47421418127672" calcext:value-type="float">
            <text:p>-3.4742</text:p>
          </table:table-cell>
          <table:table-cell table:style-name="ce14" office:value-type="string" calcext:value-type="string" table:number-columns-spanned="2" table:number-rows-spanned="1">
            <text:p>Локальный минимум</text:p>
          </table:table-cell>
          <table:covered-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0.19+0.63*[.A34]-4.28*SIN(1.15*[.A34])" office:value-type="float" office:value="-2.12161830811636" calcext:value-type="float">
            <text:p>-2.121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-0.19+0.63*[.A35]-4.28*SIN(1.15*[.A35])" office:value-type="float" office:value="0.257451148404559" calcext:value-type="float">
            <text:p>0.25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0.19+0.63*[.A36]-4.28*SIN(1.15*[.A36])" office:value-type="float" office:value="2.99915767439208" calcext:value-type="float">
            <text:p>2.9992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-0.19+0.63*[.A37]-4.28*SIN(1.15*[.A37])" office:value-type="float" office:value="5.32303509155654" calcext:value-type="float">
            <text:p>5.3230</text:p>
          </table:table-cell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table:formula="of:=-0.19+0.63*[.A38]-4.28*SIN(1.15*[.A38])" office:value-type="float" office:value="6.58299749555123" calcext:value-type="float">
            <text:p>6.5830</text:p>
          </table:table-cell>
          <table:table-cell table:style-name="ce15" office:value-type="string" calcext:value-type="string" table:number-columns-spanned="2" table:number-rows-spanned="1">
            <text:p>Глобальный максимум</text:p>
          </table:table-cell>
          <table:covered-table-cell table:style-name="ce4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-0.19+0.63*[.A39]-4.28*SIN(1.15*[.A39])" office:value-type="float" office:value="6.47513042940528" calcext:value-type="float">
            <text:p>6.475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0.19+0.63*[.A40]-4.28*SIN(1.15*[.A40])" office:value-type="float" office:value="5.13543445169683" calcext:value-type="float">
            <text:p>5.1354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-0.19+0.63*[.A41]-4.28*SIN(1.15*[.A41])" office:value-type="float" office:value="3.09608526316407" calcext:value-type="float">
            <text:p>3.09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0.19+0.63*[.A42]-4.28*SIN(1.15*[.A42])" office:value-type="float" office:value="1.11427780841851" calcext:value-type="float">
            <text:p>1.1143</text:p>
          </table:table-cell>
          <table:table-cell table:number-columns-repeated="2"/>
        </table:table-row>
        <table:table-row table:style-name="ro1">
          <table:table-cell table:style-name="ce5" office:value-type="float" office:value="6.5" calcext:value-type="float">
            <text:p>6.5</text:p>
          </table:table-cell>
          <table:table-cell table:style-name="ce11" table:formula="of:=-0.19+0.63*[.A43]-4.28*SIN(1.15*[.A43])" office:value-type="float" office:value="-0.0712992753784296" calcext:value-type="float">
            <text:p>-0.0713</text:p>
          </table:table-cell>
          <table:table-cell table:style-name="ce16" office:value-type="string" calcext:value-type="string" table:number-columns-spanned="2" table:number-rows-spanned="1">
            <text:p>Локальный минимум</text:p>
          </table:table-cell>
          <table:covered-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0.19+0.63*[.A44]-4.28*SIN(1.15*[.A44])" office:value-type="float" office:value="0.0219627035446885" calcext:value-type="float">
            <text:p>0.0220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-0.19+0.63*[.A45]-4.28*SIN(1.15*[.A45])" office:value-type="float" office:value="1.46537810645821" calcext:value-type="float">
            <text:p>1.465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0.19+0.63*[.A46]-4.28*SIN(1.15*[.A46])" office:value-type="float" office:value="3.89603116765094" calcext:value-type="float">
            <text:p>3.8960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-0.19+0.63*[.A47]-4.28*SIN(1.15*[.A47])" office:value-type="float" office:value="6.63349529182869" calcext:value-type="float">
            <text:p>6.63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0.19+0.63*[.A48]-4.28*SIN(1.15*[.A48])" office:value-type="float" office:value="8.89866872243628" calcext:value-type="float">
            <text:p>8.8987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-0.19+0.63*[.A49]-4.28*SIN(1.15*[.A49])" office:value-type="float" office:value="10.0643456609609" calcext:value-type="float">
            <text:p>10.0643</text:p>
          </table:table-cell>
          <table:table-cell table:number-columns-repeated="2"/>
        </table:table-row>
      </table:table>
      <table:table table:name="Sheet2" table:style-name="ta1" table:print="false">
        <table:shapes>
          <draw:frame draw:z-index="0" draw:style-name="gr1" draw:text-style-name="P1" svg:width="156.65mm" svg:height="91.53mm" svg:x="91.21mm" svg:y="2.03mm">
            <loext:p draw:notify-on-update-of-ranges="Sheet2.C5:Sheet2.C8 Sheet2.D5:Sheet2.D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8"/>
        <table:table-row table:style-name="ro2">
          <table:table-cell table:number-columns-repeated="2"/>
          <table:table-cell table:style-name="Default" table:number-columns-repeated="2"/>
        </table:table-row>
        <table:table-row table:style-name="ro3">
          <table:table-cell/>
          <table:table-cell table:style-name="ce17" office:value-type="string" calcext:value-type="string" table:number-columns-spanned="3" table:number-rows-spanned="2">
            <text:p>График зависимостей количества итераций от точности полученного решения</text:p>
          </table:table-cell>
          <table:covered-table-cell table:number-columns-repeated="2"/>
        </table:table-row>
        <table:table-row table:style-name="ro4">
          <table:table-cell/>
          <table:covered-table-cell table:style-name="ce18"/>
          <table:covered-table-cell table:number-columns-repeated="2"/>
        </table:table-row>
        <table:table-row table:style-name="ro5">
          <table:table-cell/>
          <table:table-cell table:style-name="ce18" office:value-type="string" calcext:value-type="string">
            <text:p>Точность (<text:span text:style-name="T1">ε)</text:span></text:p>
          </table:table-cell>
          <table:table-cell office:value-type="string" calcext:value-type="string">
            <text:p>Log (<text:span text:style-name="T1">ε)</text:span></text:p>
          </table:table-cell>
          <table:table-cell table:style-name="ce23" office:value-type="string" calcext:value-type="string">
            <text:p>Количество итераций</text:p>
          </table:table-cell>
        </table:table-row>
        <table:table-row table:style-name="ro1">
          <table:table-cell/>
          <table:table-cell table:style-name="ce19" office:value-type="float" office:value="0.1" calcext:value-type="float">
            <text:p>0.1</text:p>
          </table:table-cell>
          <table:table-cell table:formula="of:=LOG([.B5])"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0" office:value-type="float" office:value="0.01" calcext:value-type="float">
            <text:p>0.01</text:p>
          </table:table-cell>
          <table:table-cell table:formula="of:=LOG([.B6])"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1" office:value-type="float" office:value="0.001" calcext:value-type="float">
            <text:p>0.001</text:p>
          </table:table-cell>
          <table:table-cell table:formula="of:=LOG([.B7])"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2" office:value-type="float" office:value="0.0001" calcext:value-type="float">
            <text:p>0.0001</text:p>
          </table:table-cell>
          <table:table-cell table:formula="of:=LOG([.B8])" office:value-type="float" office:value="-4" calcext:value-type="float">
            <text:p>-4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5:05:32.662449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7S</meta:editing-duration>
    <meta:editing-cycles>4</meta:editing-cycles>
    <meta:generator>LibreOffice/5.3.1.2$Linux_X86_64 LibreOffice_project/30m0$Build-2</meta:generator>
    <dc:date>2017-05-28T21:26:23.625012667</dc:date>
    <meta:document-statistic meta:table-count="3" meta:cell-count="12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scatter" chart:style-name="ch1">
        <chart:title svg:x="5.753cm" svg:y="0.316cm" chart:style-name="ch2">
          <text:p>График функции f(x)</text:p>
        </chart:title>
        <chart:legend chart:legend-position="end" svg:x="14.138cm" svg:y="4.217cm" style:legend-expansion="high" chart:style-name="ch3"/>
        <chart:plot-area chart:style-name="ch4" table:cell-range-address="Sheet1.A1:Sheet1.B49" chart:data-source-has-labels="row" svg:x="1.313cm" svg:y="1.277cm" svg:width="12.505cm" svg:height="6.583cm">
          <chartooo:coordinate-region svg:x="1.573cm" svg:y="1.461cm" svg:width="12.044cm" svg:height="6.215cm"/>
          <chart:axis chart:dimension="x" chart:name="primary-x" chart:style-name="ch5">
            <chart:title svg:x="7.424cm" svg:y="8.04cm" chart:style-name="ch6">
              <text:p>x</text:p>
            </chart:title>
          </chart:axis>
          <chart:axis chart:dimension="y" chart:name="primary-y" chart:style-name="ch7">
            <chart:title svg:x="0.451cm" svg:y="4.862cm" chart:style-name="ch8">
              <text:p>f(x)</text:p>
            </chart:title>
            <chart:grid chart:style-name="ch9" chart:class="major"/>
          </chart:axis>
          <chart:series chart:style-name="ch10" chart:values-cell-range-address="Sheet1.B2:Sheet1.B49" chart:label-cell-address="Sheet1.B1:Sheet1.B1" chart:class="chart:scatter">
            <chart:domain table:cell-range-address="Sheet1.A2:Sheet1.A49"/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f(x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4">
                <text:p>-14</text:p>
                <draw:g>
                  <svg:desc>Sheet1.A2:Sheet1.A49</svg:desc>
                </draw:g>
              </table:table-cell>
              <table:table-cell office:value-type="float" office:value="-10.6452656655475">
                <text:p>-10.6452656655475</text:p>
                <draw:g>
                  <svg:desc>Sheet1.B2:Sheet1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5">
                <text:p>-13.5</text:p>
              </table:table-cell>
              <table:table-cell office:value-type="float" office:value="-7.91627892836399">
                <text:p>-7.91627892836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3">
                <text:p>-13</text:p>
              </table:table-cell>
              <table:table-cell office:value-type="float" office:value="-5.43774087635304">
                <text:p>-5.437740876353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">
                <text:p>-12.5</text:p>
              </table:table-cell>
              <table:table-cell office:value-type="float" office:value="-3.90547865505308">
                <text:p>-3.90547865505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-3.71098253477923">
                <text:p>-3.71098253477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1.5">
                <text:p>-11.5</text:p>
              </table:table-cell>
              <table:table-cell office:value-type="float" office:value="-4.81549661263522">
                <text:p>-4.81549661263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">
                <text:p>-11</text:p>
              </table:table-cell>
              <table:table-cell office:value-type="float" office:value="-6.76248330753807">
                <text:p>-6.76248330753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0.5">
                <text:p>-10.5</text:p>
              </table:table-cell>
              <table:table-cell office:value-type="float" office:value="-8.82445287476288">
                <text:p>-8.82445287476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-10.2369353076665">
                <text:p>-10.23693530766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9.5">
                <text:p>-9.5</text:p>
              </table:table-cell>
              <table:table-cell office:value-type="float" office:value="-10.4443456609609">
                <text:p>-10.4443456609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">
                <text:p>-9</text:p>
              </table:table-cell>
              <table:table-cell office:value-type="float" office:value="-9.27866872243628">
                <text:p>-9.278668722436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8.5">
                <text:p>-8.5</text:p>
              </table:table-cell>
              <table:table-cell office:value-type="float" office:value="-7.01349529182869">
                <text:p>-7.01349529182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-4.27603116765094">
                <text:p>-4.27603116765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.5">
                <text:p>-7.5</text:p>
              </table:table-cell>
              <table:table-cell office:value-type="float" office:value="-1.84537810645821">
                <text:p>-1.84537810645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-0.401962703544689">
                <text:p>-0.401962703544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6.5">
                <text:p>-6.5</text:p>
              </table:table-cell>
              <table:table-cell office:value-type="float" office:value="-0.308700724621571">
                <text:p>-0.308700724621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6">
                <text:p>-6</text:p>
              </table:table-cell>
              <table:table-cell office:value-type="float" office:value="-1.49427780841851">
                <text:p>-1.494277808418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.5">
                <text:p>-5.5</text:p>
              </table:table-cell>
              <table:table-cell office:value-type="float" office:value="-3.47608526316407">
                <text:p>-3.47608526316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">
                <text:p>-5</text:p>
              </table:table-cell>
              <table:table-cell office:value-type="float" office:value="-5.51543445169683">
                <text:p>-5.51543445169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5">
                <text:p>-4.5</text:p>
              </table:table-cell>
              <table:table-cell office:value-type="float" office:value="-6.85513042940528">
                <text:p>-6.85513042940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6.96299749555123">
                <text:p>-6.96299749555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5">
                <text:p>-3.5</text:p>
              </table:table-cell>
              <table:table-cell office:value-type="float" office:value="-5.70303509155654">
                <text:p>-5.70303509155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-3.37915767439208">
                <text:p>-3.37915767439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5">
                <text:p>-2.5</text:p>
              </table:table-cell>
              <table:table-cell office:value-type="float" office:value="-0.637451148404559">
                <text:p>-0.637451148404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1.74161830811636">
                <text:p>1.74161830811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3.09421418127673">
                <text:p>3.094214181276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3.08662966431503">
                <text:p>3.086629664315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">
                <text:p>-0.5</text:p>
              </table:table-cell>
              <table:table-cell office:value-type="float" office:value="1.82261290412599">
                <text:p>1.82261290412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-2.20261290412599">
                <text:p>-2.20261290412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-3.46662966431503">
                <text:p>-3.46662966431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">
                <text:p>1.5</text:p>
              </table:table-cell>
              <table:table-cell office:value-type="float" office:value="-3.47421418127672">
                <text:p>-3.47421418127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-2.12161830811636">
                <text:p>-2.12161830811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5">
                <text:p>2.5</text:p>
              </table:table-cell>
              <table:table-cell office:value-type="float" office:value="0.257451148404559">
                <text:p>0.257451148404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2.99915767439208">
                <text:p>2.99915767439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5.32303509155654">
                <text:p>5.323035091556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6.58299749555123">
                <text:p>6.58299749555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">
                <text:p>4.5</text:p>
              </table:table-cell>
              <table:table-cell office:value-type="float" office:value="6.47513042940528">
                <text:p>6.475130429405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5.13543445169683">
                <text:p>5.135434451696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5">
                <text:p>5.5</text:p>
              </table:table-cell>
              <table:table-cell office:value-type="float" office:value="3.09608526316407">
                <text:p>3.09608526316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.11427780841851">
                <text:p>1.114277808418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-0.0712992753784296">
                <text:p>-0.07129927537842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.0219627035446885">
                <text:p>0.0219627035446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">
                <text:p>7.5</text:p>
              </table:table-cell>
              <table:table-cell office:value-type="float" office:value="1.46537810645821">
                <text:p>1.465378106458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3.89603116765094">
                <text:p>3.89603116765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5">
                <text:p>8.5</text:p>
              </table:table-cell>
              <table:table-cell office:value-type="float" office:value="6.63349529182869">
                <text:p>6.633495291828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8.89866872243628">
                <text:p>8.89866872243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5">
                <text:p>9.5</text:p>
              </table:table-cell>
              <table:table-cell office:value-type="float" office:value="10.0643456609609">
                <text:p>10.06434566096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666cm" svg:height="9.154cm" xlink:href=".." xlink:type="simple" chart:class="chart:scatter" chart:style-name="ch1">
        <chart:plot-area chart:style-name="ch2" table:cell-range-address="Sheet2.C5:Sheet2.D8" svg:x="1.306cm" svg:y="0.183cm" svg:width="14.047cm" svg:height="7.825cm">
          <chartooo:coordinate-region svg:x="1.612cm" svg:y="0.368cm" svg:width="13.432cm" svg:height="7.023cm"/>
          <chart:axis chart:dimension="x" chart:name="primary-x" chart:style-name="ch3">
            <chart:title svg:x="7.774cm" svg:y="8.191cm" chart:style-name="ch4">
              <text:p>Log (ε)</text:p>
            </chart:title>
          </chart:axis>
          <chart:axis chart:dimension="y" chart:name="primary-y" chart:style-name="ch3">
            <chart:title svg:x="0.451cm" svg:y="5.782cm" chart:style-name="ch5">
              <text:p>Количество итераций</text:p>
            </chart:title>
            <chart:grid chart:style-name="ch6" chart:class="major"/>
          </chart:axis>
          <chart:series chart:style-name="ch7" chart:values-cell-range-address="Sheet2.D5:Sheet2.D8" chart:class="chart:scatter">
            <chart:domain table:cell-range-address="Sheet2.C5:Sheet2.C8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C5:Sheet2.C8</svg:desc>
                </draw:g>
              </table:table-cell>
              <table:table-cell office:value-type="float" office:value="6">
                <text:p>6</text:p>
                <draw:g>
                  <svg:desc>Sheet2.D5:Sheet2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